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51cm" style:rel-column-width="2333*"/>
    </style:style>
    <style:style style:name="TABLE_5f_01.B" style:display-name="TABLE_01.B" style:family="table-column">
      <style:table-column-properties style:column-width="5.544cm" style:rel-column-width="13607*"/>
    </style:style>
    <style:style style:name="TABLE_5f_01.D" style:display-name="TABLE_01.D" style:family="table-column">
      <style:table-column-properties style:column-width="10.425cm" style:rel-column-width="25587*"/>
    </style:style>
    <style:style style:name="TABLE_5f_01.E" style:display-name="TABLE_01.E" style:family="table-column">
      <style:table-column-properties style:column-width="4.237cm" style:rel-column-width="10401*"/>
    </style:style>
    <style:style style:name="TABLE_5f_01.1" style:display-name="TABLE_01.1" style:family="table-row">
      <style:table-row-properties fo:keep-together="auto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officeooo:rsid="001e9570" officeooo:paragraph-rsid="001e9570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e9570" officeooo:paragraph-rsid="001e9570"/>
    </style:style>
    <style:style style:name="P7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officeooo:rsid="00220d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Каталог процессов ОАО АКБ «Пермь»<text:line-break/> по состоянию на <text:span text:style-name="T2">[REPORT_DATE]</text:span> г.</text:p>
      <text:p text:style-name="Preformatted_20_Text"/>
      <table:table table:name="TABLE_01" table:style-name="TABLE_5f_01">
        <table:table-column table:style-name="TABLE_5f_01.A"/>
        <table:table-column table:style-name="TABLE_5f_01.B" table:number-columns-repeated="2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4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Наименование полное</text:p>
          </table:table-cell>
          <table:table-cell table:style-name="TABLE_5f_01.A1" office:value-type="string">
            <text:p text:style-name="P3">Цель</text:p>
          </table:table-cell>
          <table:table-cell table:style-name="TABLE_5f_01.E1" office:value-type="string">
            <text:p text:style-name="Table_20_Heading">Владелец проесса</text:p>
          </table:table-cell>
        </table:table-row>
        <table:table-row table:style-name="TABLE_5f_01.1">
          <table:table-cell table:style-name="TABLE_5f_01.A2" office:value-type="string">
            <text:p text:style-name="P6">[NN]</text:p>
          </table:table-cell>
          <table:table-cell table:style-name="TABLE_5f_01.B2" office:value-type="string">
            <text:p text:style-name="Table_20_Contents">[NAME]</text:p>
          </table:table-cell>
          <table:table-cell table:style-name="TABLE_5f_01.C2" office:value-type="string">
            <text:p text:style-name="Table_20_Contents">[FULLNAME]</text:p>
          </table:table-cell>
          <table:table-cell table:style-name="TABLE_5f_01.D2" office:value-type="string">
            <text:p text:style-name="P5">[GOAL]</text:p>
          </table:table-cell>
          <table:table-cell table:style-name="TABLE_5f_01.E2" office:value-type="string">
            <text:p text:style-name="Table_20_Contents">[OWNER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5T10:35:35</dc:date>
    <meta:generator>LibreOffice/3.6$Linux_X86_64 LibreOffice_project/360m1$Build-2</meta:generator>
    <meta:editing-duration>PT4H33M42S</meta:editing-duration>
    <meta:editing-cycles>61</meta:editing-cycles>
    <dc:creator>Роберт Бикмансуров</dc:creator>
    <meta:document-statistic meta:table-count="1" meta:image-count="0" meta:object-count="0" meta:page-count="1" meta:paragraph-count="14" meta:word-count="35" meta:character-count="227" meta:non-whitespace-character-count="206"/>
  </office:meta>
</office:document-meta>
</file>